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05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office:value-type="string" calcext:value-type="string">
            <text:p>- Coffee</text:p>
            <text:p>- Phone</text:p>
            <text:p><text:span text:style-name="T1">- MacBook</text:span></text:p>
            <text:p><text:span text:style-name="T1">- Laptop</text:span></text:p>
            <text:p><text:span text:style-name="T1">- Flash drive</text:span></text:p>
            <text:p>- Paint brush</text:p>
            <text:p>- Tomato sauce box</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1:53.669113738</dc:date>
    <meta:creation-date>2016-09-05T22:47:24Z</meta:creation-date>
    <meta:editing-cycles>1712</meta:editing-cycles>
    <meta:editing-duration>P37DT4H7M34S</meta:editing-duration>
    <meta:generator>LibreOffice/5.4.2.2.0$Linux_X86_64 LibreOffice_project/40m0$Build-2</meta:generator>
    <meta:document-statistic meta:table-count="4" meta:cell-count="4450" meta:object-count="0"/>
  </office:meta>
</office:document-meta>
</file>